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solid" style:text-underline-width="auto" style:text-underline-color="font-color"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style:font-name="Consolas" fo:font-style="normal" style:font-style-asian="normal" style:font-style-complex="normal"/>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text-properties fo:color="#ff3333" style:font-name="Times New Roman" fo:font-style="normal" fo:font-weight="bold" style:font-style-asian="normal" style:font-weight-asian="bold" style:font-style-complex="normal" style:font-weight-complex="bold"/>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text-properties fo:font-style="normal" style:font-style-asian="normal" style:font-style-complex="normal"/>
    </style:style>
    <style:style style:name="P9" style:family="paragraph" style:parent-style-name="Standard" style:list-style-name="L2">
      <style:text-properties fo:font-style="normal" style:font-style-asian="normal" style:font-style-complex="normal"/>
    </style:style>
    <style:style style:name="P10" style:family="paragraph" style:parent-style-name="Standard" style:list-style-name="L3">
      <style:text-properties fo:font-style="normal" style:font-style-asian="normal" style:font-style-complex="normal"/>
    </style:style>
    <style:style style:name="P11" style:family="paragraph" style:parent-style-name="Standard">
      <style:text-properties fo:font-style="normal" style:text-underline-style="solid" style:text-underline-width="auto" style:text-underline-color="font-color" style:font-style-asian="normal" style:font-style-complex="normal"/>
    </style:style>
    <style:style style:name="P12" style:family="paragraph" style:parent-style-name="Standard">
      <style:text-properties fo:color="#000000" fo:font-size="12pt" fo:font-style="normal" fo:text-shadow="1pt 1pt"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tyle="normal" fo:text-shadow="1pt 1pt"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ff3333" fo:font-weight="bold" style:font-weight-asian="bold" style:font-weight-complex="bold"/>
    </style:style>
    <style:style style:name="T4" style:family="text">
      <style:text-properties fo:color="#ff3333" style:font-name="Times New Roman" fo:font-weight="bold" style:font-weight-asian="bold" style:font-weight-complex="bold"/>
    </style:style>
    <style:style style:name="T5" style:family="text">
      <style:text-properties fo:color="#ff3333" fo:text-shadow="1pt 1pt"/>
    </style:style>
    <style:style style:name="T6" style:family="text">
      <style:text-properties fo:color="#ff3333" fo:font-style="normal" fo:font-weight="bold" style:font-style-asian="normal" style:font-weight-asian="bold" style:font-style-complex="normal" style:font-weight-complex="bold"/>
    </style:style>
    <style:style style:name="T7" style:family="text">
      <style:text-properties style:font-name="Consolas"/>
    </style:style>
    <style:style style:name="T8" style:family="text">
      <style:text-properties style:font-name="Consolas" fo:font-style="normal" style:font-style-asian="normal" style:font-style-complex="normal"/>
    </style:style>
    <style:style style:name="T9" style:family="text">
      <style:text-properties style:font-name="Times New Roman"/>
    </style:style>
    <style:style style:name="T10" style:family="text">
      <style:text-properties fo:font-weight="normal"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fo:color="#000000" fo:text-shadow="1pt 1pt"/>
    </style:style>
    <style:style style:name="T13" style:family="text">
      <style:text-properties fo:color="#000000" fo:text-shadow="1pt 1pt" fo:font-weight="normal" style:font-weight-asian="normal" style:font-weight-complex="normal"/>
    </style:style>
    <style:style style:name="T14" style:family="text">
      <style:text-properties fo:color="#000000" fo:font-size="12pt" fo:text-shadow="1pt 1pt" style:text-underline-style="none" fo:font-weight="normal" style:font-size-asian="12pt" style:font-weight-asian="normal" style:font-size-complex="12pt" style:font-weight-complex="normal"/>
    </style:style>
    <style:style style:name="T15" style:family="text">
      <style:text-properties fo:color="#9a4d00" style:font-name="Consolas"/>
    </style:style>
    <style:style style:name="T1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zdział pracy na temat szablonów:</text:p>
      <text:p text:style-name="Standard"/>
      <text:p text:style-name="P1">Szablony są jedną z głównych cech C++. Dzięki nim możemy dostarczać generyczne typy i funkcje, bez kosztów<text:span text:style-name="T3"> czasu wykonania</text:span>. Są też podstawą programowania generycznego, czyli skupiają się na pisaniu kodu w sposób niezależny od konkretnego typu. Są kluczem do projektowania obecnych, znanych i popularnych bibliotek i systemów. Są podstawą technik programowania w różnych dziedzinach, począwszy od konwencjonalnego programowania ogólnego przeznaczenia do oprogramowywania wbudowanych systemów bezpieczeństwa. Ten rozdział zaprezentuje szablony w C++ z naciskiem na problemy związane z<text:span text:style-name="T3"> oddzielną kompilacją.</text:span></text:p>
      <text:p text:style-name="P1"/>
      <text:p text:style-name="P1">Szablony są niezbędne w języku C++ do gromadzenia podobieństw abstrakcji tym samym zachowując optymalną wydajność. Używa się ich także do zmniejszania <text:span text:style-name="T3">kar abstrakcji</text:span> i zjawiska <text:span text:style-name="T3">'code bloat' </text:span>w systemach wbudowanych w stopniu, który jest niepraktyczny w standardowych systemach obiektowych. Są dwa kluczowe powody by to robić:</text:p>
      <text:p text:style-name="P1"/>
      <text:list xml:id="list6748591237413818735" text:style-name="L1">
        <text:list-item>
          <text:p text:style-name="P8">Po pierwsze,<text:span text:style-name="T3"> inicjalizacja szablonu</text:span> łączy informacje zarówno z definicji, jak i z kontekstu użycia. To oznacza, że pełna informacja zarówno z definicji jak i z wywołanych kontekstów (włączając w to informacje o typach) jest udostępniana <text:span text:style-name="T3">generatorowi kodu.</text:span> Dzisiejsze generatory kodu dobrze sobie radzą z używaniem tych informacji w celu zminimalizowania czasu wykonania i przestrzeni kodu. Różni się to od zwykłego przypadku w języku obiektowym, gdzie wywołujący i wywoływany są kompletnie oddzieleni przez interfejs, który zakłada pośrednie wywołania funkcji.</text:p>
        </text:list-item>
        <text:list-item>
          <text:p text:style-name="P8">Po drugie, szablon w C++ jest zazwyczaj domyślnie tworzony tylko jeśli jest używany w sposób niezbędny dla <text:span text:style-name="T3">semantyki programu</text:span>, automatycznie minimalizując miejsce w pamięci, które wykorzystuje aplikacja. W przeciwieństwie do języka Ada czy System F, gdzie programista musi wyraźnie zarządzać inicjalizacjami.</text:p>
        </text:list-item>
      </text:list>
      <text:p text:style-name="P1"/>
      <text:p text:style-name="P2">Podrozdział: podstawy szablonów:</text:p>
      <text:p text:style-name="P1">Szablon to coś w rodzaju przepisu, z którego translator C++ generuje deklaracje. Np. fragment programu:</text:p>
      <text:p text:style-name="P1"/>
      <text:p text:style-name="P4">template&lt;typename T&gt;</text:p>
      <text:p text:style-name="P4">T kwadrat (T x) {</text:p>
      <text:p text:style-name="P4"><text:tab/>return x * x;</text:p>
      <text:p text:style-name="P4">}</text:p>
      <text:p text:style-name="P1"/>
      <text:p text:style-name="P1">deklaruje rodzinę funkcji indeksowanych po parametrze typu. Można odnieść się do konkretnego członka tej rodziny przez zastosowanie konstrukcji <text:span text:style-name="T7">kwadrat&lt;int&gt;.</text:span> Mówimy wtedy, że żądana jest <text:span text:style-name="T3">specjalizacja szablonu</text:span> dla funkcji <text:span text:style-name="T7">kwadrat </text:span>z listą argumentów szablonu <text:span text:style-name="T7">&lt;int&gt;.</text:span><text:span text:style-name="T9"> Proces tworzenia specjalizacji nosi nazwę </text:span><text:span text:style-name="T4">inicjalizacji szablonu</text:span><text:span text:style-name="T9">, potocznie zwany </text:span><text:span text:style-name="T4">inicjalizacją.</text:span><text:span text:style-name="T9"> Kompilator C++ stworzy odpowiedni odpowiednik definicji funkcji:</text:span></text:p>
      <text:p text:style-name="P5"/>
      <text:p text:style-name="P6">int kwadrat(int x) {</text:p>
      <text:p text:style-name="P6"><text:tab/>return x * x;</text:p>
      <text:p text:style-name="P6">}</text:p>
      <text:p text:style-name="P1"/>
      <text:p text:style-name="P1">gdzie argument typu <text:span text:style-name="T7">int </text:span>jest podstawiony za parametr typu <text:span text:style-name="T7">T</text:span>. Kod wynikowy jest sprawdzany pod względem typu, by zapewnić brak błędów wynikających z podmiany. Inicjalizacja szablonu jest wykonywana tylko raz dla danej specyfikacji nawet jeśli program zawiera jej wielokrotne żądania.</text:p>
      <text:p text:style-name="P1"/>
      <text:p text:style-name="P1">W przeciwieństwie do języków takich jak Ada czy System F, lista argumentów szablonu może być pominięta z żądania inicjalizacji szablonu funkcji. Zazwyczaj, wartości parametrów szablonu są <text:soft-page-break/><text:span text:style-name="T3">dedukowane.</text:span> Np.</text:p>
      <text:p text:style-name="P4"/>
      <text:p text:style-name="P4">double d = kwadrat(2.0);</text:p>
      <text:p text:style-name="P4"/>
      <text:p text:style-name="P1">Argument typu jest dedukowany na <text:span text:style-name="T7">double</text:span>. Warto zauważyć, że odmiennie niż w językach takich jak Haskell czy System F, parametry szablonu w C++ nie są ograniczone względem typów. </text:p>
      <text:p text:style-name="P1"/>
      <text:p text:style-name="P2">Podrozdział: Parametryzacja</text:p>
      <text:p text:style-name="P1"/>
      <text:p text:style-name="P1">Parametry szablonu są specyfikowane na dwa sposoby:</text:p>
      <text:p text:style-name="P1"/>
      <text:list xml:id="list8380412958374996946" text:style-name="L2">
        <text:list-item>
          <text:p text:style-name="P9"><text:span text:style-name="T1">parametry szablonu </text:span>– wyraźnie wspomniane jako parametry w deklaracji szablonu</text:p>
        </text:list-item>
        <text:list-item>
          <text:p text:style-name="P9"><text:span text:style-name="T1">nazwy zależne </text:span>– wydedukowane / wywnioskowane z użycia parametrów w definicji szablonu</text:p>
        </text:list-item>
      </text:list>
      <text:p text:style-name="P1"/>
      <text:p text:style-name="Standard"><text:span text:style-name="T16"><text:s/>W C++ nazwa nie może być użyta bez wcześniejszej deklaracji. To wymaga od użytkownika ostrożnego traktowania definicji szablonów. Np. w definicji funkcji </text:span><text:span text:style-name="T8">kwadrat</text:span><text:span text:style-name="T16"> nie ma widocznej deklaracji symbolu *. Jednak, podczas inicjalizacji szablonu </text:span><text:span text:style-name="T8">kwadrat&lt;int&gt;</text:span><text:span text:style-name="T16"> kompilator może sprowadzić symbol * do (wbudowanego) operatora mnożenia dla wartości </text:span><text:span text:style-name="T8">int</text:span><text:span text:style-name="T16">. Dla wywołania </text:span><text:span text:style-name="T8">kwadrat(zespolona(2.0))</text:span><text:span text:style-name="T16">, operator * zostałby rozwiązany do (zdefiniowanego przez użytkownika) operatora mnożenia dla wartości </text:span><text:span text:style-name="T15">zespolona</text:span><text:span text:style-name="T16">. Symbol * jest więc </text:span><text:span text:style-name="T1">nazwą zależną </text:span><text:span text:style-name="T16">w definicji funkcji</text:span><text:span text:style-name="T8"> kwadrat</text:span><text:span text:style-name="T16">. Oznacza to, że jest to </text:span><text:span text:style-name="T6">ukryty parametr definicji szablonu.</text:span><text:span text:style-name="T16"> Możemy uczynić z operacji mnożenia </text:span><text:span text:style-name="T6">formalny parametr:</text:span></text:p>
      <text:p text:style-name="P1"/>
      <text:p text:style-name="P4">template&lt;typename Mul, typename T&gt;</text:p>
      <text:p text:style-name="P4">T square(T x) {</text:p>
      <text:p text:style-name="P4"><text:tab/>return Mul() (x,x);</text:p>
      <text:p text:style-name="P4">}</text:p>
      <text:p text:style-name="P1"/>
      <text:p text:style-name="P1">Pod-wyrażenie <text:span text:style-name="T7">Mul() </text:span>tworzy <text:span text:style-name="T3">obiekt funkcji</text:span>, który wprowadza operacje mnożenia wartości typu <text:span text:style-name="T7">T</text:span>. Pojęcie <text:span text:style-name="T1">nazw zależnych </text:span>pomaga utrzymać liczbę jawnych argumentów.</text:p>
      <text:p text:style-name="P1"/>
      <text:p text:style-name="P2">Podrozdział: Inicjalizacje i sprawdzanie</text:p>
      <text:p text:style-name="P2"/>
      <text:p text:style-name="P1"><text:span text:style-name="T3">Minimalne przetwarzanie semantyczne</text:span> odbywa się, gdy po raz pierwszy widzi definicję szablonu lub jego użycie.<text:span text:style-name="T3"> Pełne przetwarzanie semantyczne</text:span> jest przesuwane na czas inicjalizacji (tuż przed czasem linkowania), na podstawie każdej instancji. Oznacza to, że założenia dotyczące argumentów szablonu nie są sprawdzane przed czasem inicjalizacji. Np.</text:p>
      <text:p text:style-name="P1"/>
      <text:p text:style-name="P4">string x = ”testowy tekst”;</text:p>
      <text:p text:style-name="P4">kwadrat(x);</text:p>
      <text:p text:style-name="P1"/>
      <text:p text:style-name="P1">Bezsensowne użycie <text:span text:style-name="T7">string</text:span> jako argumentu funkcji <text:span text:style-name="T7">kwadrat</text:span> nie jest wyłapane w momencie użycia. Dopiero w czasie inicjalizacji kompilator odkryje, że nie ma odpowiedniej deklaracji dla operatora *. To ogromny praktyczny błąd bo inicjalizacja może być przeprowadzona przez kod napisany przez użytkownika, który nie napisał definicji funkcji <text:span text:style-name="T7">kwadrat</text:span> ani definicji <text:span text:style-name="T7">string</text:span>. Programista, który nie znał definicji funkcji <text:span text:style-name="T7">kwadrat</text:span> ani <text:span text:style-name="T7">string</text:span> miałby ogromne trudności w zrozumieniu komunikatów błędów związanych z ich interakcją (np. ”illegal operand for *”).</text:p>
      <text:p text:style-name="P1"/>
      <text:p text:style-name="P1">Istnienie symbolu operatora * nie jest wystarczające by zapewnić pomyślną kompilację funkcji <text:span text:style-name="T7">kwadrat</text:span>. Musi istnieć operator *, który przyjmuje argumenty odpowiednich typów i <text:s/>ten operator * musi być bezkonkurencyjnym dopasowaniem według <text:span text:style-name="T3">zasad przeciążania C++</text:span>. Dodatkowo <text:soft-page-break/>funkcja <text:span text:style-name="T7">kwadrat</text:span> przyjmuje argumenty przez wartość i zwraca swój wynik przez wartość. Z tego wynika, że musi być możliwe skopiowanie obiektów dedukowanego typu. Potrzebny jest rygorystyczny framework do opisywania wymagań definicji szablonów na ich argumentach.</text:p>
      <text:p text:style-name="P1"/>
      <text:p text:style-name="P1">Doświadczenie podpowiada nam, że pomyślna kompilacja i linkowanie może nie gwarantować końca problemów. Udana budowa pokazuje tylko, że inicjalizacje szablonów były poprawne pod względem typów, dostając argumenty które przekazaliśmy. Co z typami argumentów szablonu i wartościami, z którymi nie próbowaliśmy użyć naszych szablonów? Definicja szablonu może zawierać przypuszczenia na temat argumentów, które przekazaliśmy ale nie zadziała dla innych, prawdopodobnie rozsądnych argumentów. Uproszczona wersja klasycznego przykładu:</text:p>
      <text:p text:style-name="P1"/>
      <text:p text:style-name="P4">template&lt;typename FwdIter&gt;</text:p>
      <text:p text:style-name="P4">bool czyJestPalindromem(FwdIter first, FwdIter last){</text:p>
      <text:p text:style-name="P4"><text:tab/>if(last &lt;= first) return true; // środek</text:p>
      <text:p text:style-name="P4"><text:tab/>if(*first != *last) return false; // różnica</text:p>
      <text:p text:style-name="P4"><text:tab/>return czyJestPalindromem(++first, --last);</text:p>
      <text:p text:style-name="P4">}</text:p>
      <text:p text:style-name="P1"/>
      <text:p text:style-name="P1">Testujemy czy sekwencja wyznaczona przez parę iteratorów do jego pierwszego i ostatniego elementu, jest palindromem. Przyjmuje się, że te iteratory są z kategorii <text:span text:style-name="T1">forward iterator. </text:span>To znaczy, że zakładają wspieranie co najmniej operacje: *, != i ++. Definicja funkcji palindrom bada czy elementy sekwencji zmierzają z początku i końca do środka. Możemy przetestować tę funkcję używając vector, tablicą stylu C i string. W każdym przypadku nasz szablon funkcji zainicjalizuje się i wykona się poprawnie. Niestety, umieszczenie tej funkcji w bibliotece byłoby dużym błędem. Nie wszystkie sekwencje wspierają -- i &lt;=. Np. listy pojedyncze nie wspierają. <text:span text:style-name="T10">Eksperci używają wyszukanych, regularnych technik by uniknąć takich problemów. <text:s/>Jednakże, fundamentalny problem jest taki że definicja szablonu nie jest (według siebie) dobrą specyfikacją jego wymagań na jego parametry.</text:span></text:p>
      <text:p text:style-name="P1"/>
      <text:p text:style-name="P2">Podrozdział: Wydajność</text:p>
      <text:p text:style-name="P1"/>
      <text:p text:style-name="P1">Szablony grają kluczową rolę w programowaniu w C++ dla wydajnych aplikacji. Ta wydajność ma trzy źródła:</text:p>
      <text:p text:style-name="P1"/>
      <text:list xml:id="list1384387845276523768" text:style-name="L3">
        <text:list-item>
          <text:p text:style-name="P10">eliminacja wywołań funkcji na korzyść <text:span text:style-name="T3">inliningu</text:span></text:p>
        </text:list-item>
        <text:list-item>
          <text:p text:style-name="P10">łączenie informacji z różnych kontekstów w celu lepszej optymalizacji</text:p>
        </text:list-item>
        <text:list-item>
          <text:p text:style-name="P10">unikanie generowania kodu dla niewykorzystanych funkcji</text:p>
        </text:list-item>
      </text:list>
      <text:p text:style-name="P1"/>
      <text:p text:style-name="P1">Pierwszy punkt nie odnosi się tylko do szablonów ale ogólnie do cech <text:span text:style-name="T3">funkcji inline</text:span> w C++. Jakkolwiek, inlining jest istotny dla drobno-granularnej (fine-grained) <text:s/>parametryzacji, którą powszechnie stosuje się w bibliotece STL i innych bibliotekach <text:s/>bazujących na generycznych technikach programowania. Wydajność ta jest zarówno w czasie wykonania jak i w pamięci. Szablony mogą równocześnie zmniejszyć obie wydajności. Zmniejszenie rozmiaru kodu jest szczególnie ważne, ponieważ w przypadku nowoczesnych procesorów zmniejszenie rozmiaru kodu pociąga za sobą zmniejszenie ruchu w pamięci i poprawienie wydajności pamięci podręcznej.</text:p>
      <text:p text:style-name="P1"/>
      <text:p text:style-name="P1"/>
      <text:p text:style-name="P1"/>
      <text:p text:style-name="P1"/>
      <text:p text:style-name="P1"/>
      <text:p text:style-name="P1"/>
      <text:p text:style-name="P1"/>
      <text:p text:style-name="P1"><text:soft-page-break/>Przykład szablonu funkcji suma ze standardowej biblioteki:</text:p>
      <text:p text:style-name="P1"/>
      <text:p text:style-name="P4">template&lt;typename FwdIter, typename T&gt;</text:p>
      <text:p text:style-name="P4">T suma(FwdIter first, FwdIter last, T init){</text:p>
      <text:p text:style-name="P4"><text:tab/>for(FwdIter cur = first, cur != last, T init)</text:p>
      <text:p text:style-name="P4"><text:tab/><text:tab/>init = init + *cur;</text:p>
      <text:p text:style-name="P4"><text:tab/>return init;</text:p>
      <text:p text:style-name="P4">}</text:p>
      <text:p text:style-name="P1"/>
      <text:p text:style-name="P1">Funkcja suma zwraca sumę elementów jej sekwencji wejściowej używając trzeciego argumentu ("akumulatora") jako wartość początkową. </text:p>
      <text:p text:style-name="P1"/>
      <text:p text:style-name="P4">vector&lt;zespolona&lt;double&gt;&gt; v;</text:p>
      <text:p text:style-name="P4">//...</text:p>
      <text:p text:style-name="P4">zespolona&lt;double&gt; z = 0;</text:p>
      <text:p text:style-name="P4">z = suma(v.begin(), v.end(), z);</text:p>
      <text:p text:style-name="P1"/>
      <text:p text:style-name="P1">By wykonać swoją pracę, suma użyje operatorów dodawania i przypisania na elementach typu <text:span text:style-name="T7">zespolona&lt;double&gt; i</text:span> <text:span text:style-name="T3">dereferencji (dereference)</text:span> iteratorów <text:span text:style-name="T7">vector&lt;zespolona&lt;double&gt;&gt;</text:span>. <text:s/>Dodanie wartości <text:span text:style-name="T7">zespolona&lt;double&gt;</text:span> pociąga za sobą dodanie wartości <text:span text:style-name="T7">double</text:span>. By zrobić to wydajnie wszystkie te operacje muszą być inline. <text:s/>Zarówno <text:span text:style-name="T7">vector</text:span> jak i <text:span text:style-name="T7">zespolona</text:span> są typami zdefiniowanymi przez użytkownika. Oznacza to, że typy te jak i ich operacje są zdefiniowane gdzie indziej w kodzie źródłowym C++. Obecne kompilatory C++ radzą sobie z tym przykładem, dzięki czemu jedyne wygenerowane wywołanie to wywołanie funkcji <text:span text:style-name="T7">suma</text:span>. Dostęp do pól zmiennej vector staje się <text:span text:style-name="T3">prostą operacją maszyny ładującej (simple load machine operation), </text:span><text:span text:style-name="T11">dodawanie wartości typu zespolona staje się dwiema instrukcjami maszyny dodającej dwa elementy zmiennoprzecinkowe</text:span><text:span text:style-name="T13">. </text:span><text:span text:style-name="T14">Aby to osiągnąć, kompilator potrzebuje dostępu do pełnej definicji vector i zespolona. Jednak wynik jest ogromną poprawą (prawdopodobnie optymalną) w stosunku do naiwnego podejścia generowania wywołania funkcji dla każdego użycia operacji na parametrze szablonu. Oczywiście instrukcja dodawania wykonuje się znacznie szybciej niż wywołanie funkcji zawierającej dodawanie. Poza tym, nie ma żadnego wstępu wywołania funkcji, przekazywanie argumentów itd., więc kod wynikowy jest również wiele mniejszy. Dalsze zmniejszanie rozmiaru generowanego kodu uzyskuje się nie wysyłając kodu niewykorzystywanych funkcji. Klasa szablonu vector ma wiele funkcji, które nie są wykorzystywane w tym przykładzie. Podobnie szablon klasy zespolona ma wiele funkcji i funkcji nieskładowych (nienależących do funkcji klasy). Standard C ++ gwarantuje, że nie jest emitowany żaden kod dla tych niewykorzystanych funkcji. </text:span></text:p>
      <text:p text:style-name="P12"/>
      <text:p text:style-name="P12">Aby kontrastować, rozważ bardziej konwencjonalny przypadek, w którym argumenty są dostępne za pośrednictwem interfejsów zdefiniowanych jako wywołania funkcji pośrednich. Każda operacja staje się wtedy wywołaniem funkcji w pliku wykonywalnym generowanym dla kodu użytkownika, takiego jak suma. Co więcej, byłoby wyraźnie nietypowe unikać odkładania (lay down) kodu nieużywanych (wirtualnych) funkcji składowych. Jest to poza zdolnością obecnych kompilatorów C ++ i prawdopodobnie pozostanie takie dla głównych programów C ++, gdzie oddzielna kompilacja i łączenie dynamiczne jest normą. Ten problem nie jest wyjątkowy dla C++. Opiera się on na podstawowej trudności w ocenieniu, która część kodu źródłowego jest używana a która nie gdy jakakolwiek forma wysyłki czasu wykonania ma miejsce. Szablony nie cierpią na ten problem bo ich specjalizacje są rozwiązywane w czasie kompilacji.</text:p>
      <text:p text:style-name="P12"/>
      <text:p text:style-name="P7"><text:span text:style-name="T12">Przykład funkcji suma nie jest idealny do zilustrowania subtelności generowania kodu obiektu z kodu źródłowego znalezionego w różnych częściach programu. Nie polega na niejawnych konwersjach lub nietypowych przeciążaniach. Jednak, rozważ wariant gdzie wartości int są </text:span><text:soft-page-break/><text:span text:style-name="T12">sumowane w obiekcie zespolona&lt;double&gt;:</text:span></text:p>
      <text:p text:style-name="P12"/>
      <text:p text:style-name="P12">vector&lt;int&gt; v;</text:p>
      <text:p text:style-name="P12">// …</text:p>
      <text:p text:style-name="P12">zespolona&lt;double&gt; s = 0;</text:p>
      <text:p text:style-name="P12">s = suma(v.begin(), v.end(), s);</text:p>
      <text:p text:style-name="P12"/>
      <text:p text:style-name="P12">Tu dodawanie jest wykonane przez konwertowanie wartości int do wartości double i potem dodawanie tego do akumulatora s, używając operatora + typu zespolona&lt;double&gt; i double. To podstawowe dodawanie zmiennoprzecinkowe. Kwestia jest taka, że operator + w funkcji suma zależy od dwóch parametrów szablonu i leży to w kwestii kompilatora by wybrać bardziej odpowiedni operator + bazując na informacji o tych dwóch argumentach. Byłoby możliwe utrzymanie lepszego rozdzielenia między różnymi kontekstami przez zawsze przekształcanie typu elementu w typ akumulatora. W takim przypadku spowodowałoby to powstanie dodatkowego zespolona&lt;double&gt; dla każdego elementu i dodania dwóch wartości typu zespolona. Rozmiar kodu i czas wykonywania byłyby większe niż dwukrotnie.</text:p>
      <text:p text:style-name="P12"/>
      <text:p text:style-name="P7"><text:span text:style-name="T12">Nie spodziewalibyśmy się zobaczyć ten ostatni przykład bezpośrednio w kodzie źródłowym. Gdybyśmy to zobaczyli, uznaliśmy, że jest on źle napisany. Jednakże, równoważny kod jest powszechny w wyniku </text:span><text:span text:style-name="T5">zagnieżdżonych abstrakcji (nested abstractions). </text:span><text:span text:style-name="T12">Jest to szczególnie ważne by generować dobry kod w takich przypadkach ponieważ nie robienie tego byłoby zniechęcające do abstrakcji. </text:span></text:p>
      <text:p text:style-name="P13"/>
      <text:p text:style-name="P3">Warto zauważyć, że te optymalizacje są wspólnym miejscem. Duże ilości prawdziwego oprogramowania zależą od nich. W konsekwencji udoskonalone sprawdzanie typu, co zostało obiecane przy użyciu konceptów, nie może kosztować tych optymalizacji.</text:p>
      <text:p text:style-name="P3"/>
      <text:p text:style-name="P3"/>
      <text:p text:style-name="P3"/>
      <text:p text:style-name="P3"/>
      <text:p text:style-name="P3"/>
      <text:p text:style-name="P3"/>
      <text:p text:style-name="P3"/>
      <text:p text:style-name="P3"/>
      <text:p text:style-name="P1"><text:span text:style-name="T10">Aktualne prace nad ulepszaniem szablonów koncentrują się na pojęciu </text:span><text:span text:style-name="T2">konceptów</text:span><text:span text:style-name="T10">. (systemy typów dla szablonów). Co obiecuje znacznie poprawić diagnostykę błędów i zwiększyć ekspresywną moc, na przykład przeciążanie oparte na konceptach i częściową specjalizację funkcji szablonu (function template partial specialization). Rozważamy problem jak wyrażać koncepty w sposób precyzyjny, który jest wystarczająco prosty, aby mógł być użyteczny przez zwykłych programistów. W ten sposób ujawniamy kilka słabych stron obecnej specyfikacji bib</text:span>lioteki standardowej C ++ i sugerujemy o wiele bardziej precyzyjną i kompletną specyfikację. Przedstawiamy także systematyczny sposób tłumaczenia naszych proponowanych definicji konceptów, opartych na wzorcach użycia, a nie sygnatur funkcji, na zestawy ograniczeń, które mogą służyć jako wygodne podstawy do sprawdzania konceptów w kompilator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Zbierowski</meta:initial-creator>
    <meta:creation-date>2017-08-25T22:32:41.37</meta:creation-date>
    <dc:date>2017-08-28T18:12:33.91</dc:date>
    <dc:creator>Maciej Zbierowski</dc:creator>
    <meta:editing-duration>PT21H9M24S</meta:editing-duration>
    <meta:editing-cycles>4</meta:editing-cycles>
    <meta:generator>OpenOffice/4.1.3$Win32 OpenOffice.org_project/413m1$Build-9783</meta:generator>
    <meta:document-statistic meta:table-count="0" meta:image-count="0" meta:object-count="0" meta:page-count="5" meta:paragraph-count="72" meta:word-count="1890" meta:character-count="14040"/>
  </office:meta>
</office:document-meta>
</file>